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ro16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)" office:value-type="float" office:value="158700">
            <text:p>15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46000">
            <text:p>1460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700">
            <text:p>127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5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000">
            <text:p>70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10300">
            <text:p>110300</text:p>
          </table:table-cell>
        </table:table-row>
        <table:table-row table:style-name="ro16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6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6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table:number-columns-repeated="4"/>
          <table:table-cell table:style-name="ce2" table:formula="of:=SUM([.B103:.F103])" office:value-type="float" office:value="9800">
            <text:p>98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408.333333333333">
            <text:p>408.3333333333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32:.F132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408.333333333333">
            <text:p>408.333333333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408.333333333333">
            <text:p>408.3333333333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0">
            <text:p>0</text:p>
          </table:table-cell>
          <table:table-cell table:formula="of:=[.D103]/26" office:value-type="float" office:value="0">
            <text:p>0</text:p>
          </table:table-cell>
          <table:table-cell table:formula="of:=[.E103]/27" office:value-type="float" office:value="0">
            <text:p>0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9800">
            <text:p>98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11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0T11:17:00</dc:date>
    <meta:editing-duration>P7DT22H8M7S</meta:editing-duration>
    <meta:editing-cycles>2659</meta:editing-cycles>
    <meta:generator>OpenOffice/4.1.1$Unix OpenOffice.org_project/411m6$Build-9775</meta:generator>
    <dc:creator>Hasmik Dabaghyan</dc:creator>
    <meta:document-statistic meta:table-count="15" meta:cell-count="6703" meta:object-count="0"/>
  </office:meta>
</office:document-meta>
</file>